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Bitstream Vera Sans Mono" svg:font-family="'Bitstream Vera Sans Mono', 'DejaVu Sans Mono', Monaco, monospace"/>
    <style:font-face style:name="MS Shell Dlg 2" svg:font-family="'MS Shell Dlg 2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MS Shell Dlg 2" fo:font-size="8.5pt" style:font-name-asian="MS Shell Dlg 2" style:font-size-asian="8.5pt" style:font-name-complex="MS Shell Dlg 2" style:font-size-complex="8.5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>
      <style:paragraph-properties fo:margin-top="0.423cm" fo:margin-bottom="0.212cm"/>
      <style:text-properties fo:color="#000000" style:font-name="MS Shell Dlg 2" fo:font-size="8.5pt" style:font-name-asian="MS Shell Dlg 2" style:font-size-asian="8.5pt" style:font-name-complex="MS Shell Dlg 2" style:font-size-complex="8.5pt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top="0.423cm" fo:margin-bottom="0.212cm"/>
    </style:style>
    <style:style style:name="P6" style:family="paragraph" style:parent-style-name="Heading_20_9">
      <style:paragraph-properties fo:margin-top="0.423cm" fo:margin-bottom="0.212cm" fo:keep-with-next="always"/>
      <style:text-properties style:font-name="Arial1" style:font-name-asian="SimSun" style:font-name-complex="Tahoma"/>
    </style:style>
    <style:style style:name="P7" style:family="paragraph" style:parent-style-name="Heading_20_9">
      <style:paragraph-properties fo:margin-top="0.423cm" fo:margin-bottom="0.212cm" fo:keep-with-next="always"/>
      <style:text-properties style:font-name="Arial1" fo:font-style="normal" style:font-name-asian="SimSun" style:font-style-asian="normal" style:font-name-complex="Tahoma" style:font-style-complex="normal"/>
    </style:style>
    <style:style style:name="P8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bb8844" style:font-name="inherit" fo:font-size="8.2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bb8844" fo:letter-spacing="normal"/>
    </style:style>
    <style:style style:name="P10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93939" style:font-name="Bitstream Vera Sans Mono" fo:font-size="8.2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93939" fo:letter-spacing="normal"/>
    </style:style>
    <style:style style:name="P1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top="0.423cm" fo:margin-bottom="0.212cm"/>
      <style:text-properties fo:font-variant="normal" fo:text-transform="none" fo:color="#999988" style:font-name="inherit" fo:font-size="8.25pt" fo:letter-spacing="normal" fo:font-style="italic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1"/>
    </style:style>
    <style:style style:name="T9" style:family="text">
      <style:text-properties style:font-name="Arial1" fo:font-style="normal" style:font-name-asian="SimSun" style:font-style-asian="normal" style:font-name-complex="Tahoma" style:font-style-complex="normal"/>
    </style:style>
    <style:style style:name="T10" style:family="text">
      <style:text-properties style:font-name-asian="SimSun"/>
    </style:style>
    <style:style style:name="T11" style:family="text">
      <style:text-properties style:font-style-asian="normal"/>
    </style:style>
    <style:style style:name="T12" style:family="text">
      <style:text-properties style:font-name-complex="Tahoma"/>
    </style:style>
    <style:style style:name="T13" style:family="text">
      <style:text-properties style:font-style-complex="normal"/>
    </style:style>
    <style:style style:name="T14" style:family="text">
      <style:text-properties style:font-name="Bitstream Vera Sans Mono" fo:font-size="8.25pt" fo:font-style="normal" fo:font-weight="normal"/>
    </style:style>
    <style:style style:name="T15" style:family="text">
      <style:text-properties style:font-name="inherit"/>
    </style:style>
    <style:style style:name="T16" style:family="text">
      <style:text-properties style:font-name="inherit" fo:font-size="8.25pt" fo:font-style="normal" fo:font-weight="normal"/>
    </style:style>
    <style:style style:name="T17" style:family="text">
      <style:text-properties fo:color="#555555" style:font-name="inherit"/>
    </style:style>
    <style:style style:name="T18" style:family="text">
      <style:text-properties fo:color="#004080" style:font-name="inherit"/>
    </style:style>
    <style:style style:name="T19" style:family="text">
      <style:text-properties fo:color="#004080" style:font-name="inherit" fo:font-size="8.25pt" fo:font-style="normal" fo:font-weight="normal"/>
    </style:style>
    <style:style style:name="T20" style:family="text">
      <style:text-properties fo:color="#445588" style:font-name="inherit"/>
    </style:style>
    <style:style style:name="T21" style:family="text">
      <style:text-properties fo:color="#009999" style:font-name="inherit"/>
    </style:style>
    <style:style style:name="T22" style:family="text">
      <style:text-properties fo:color="#009999" style:font-name="inherit" fo:font-size="8.25pt" fo:font-style="normal" fo:font-weight="normal"/>
    </style:style>
    <style:style style:name="T23" style:family="text">
      <style:text-properties fo:color="#990000" style:font-name="inherit" fo:font-size="8.25pt" fo:font-style="normal" fo:font-weight="normal"/>
    </style:style>
    <style:style style:name="T24" style:family="text">
      <style:text-properties fo:color="#999999" style:font-name="inherit" fo:font-size="8.25pt" fo:font-style="normal" fo:font-weight="normal"/>
    </style:style>
    <style:style style:name="T25" style:family="text">
      <style:text-properties fo:color="#999988" style:font-name="inherit" fo:font-size="8.25pt" fo:font-style="italic" fo:font-weight="normal"/>
    </style:style>
    <style:style style:name="T26" style:family="text">
      <style:text-properties fo:color="#999988" style:font-name="inherit" fo:font-style="italic"/>
    </style:style>
    <style:style style:name="T27" style:family="text">
      <style:text-properties fo:color="#bb8844" style:font-name="inherit" fo:font-size="8.25pt" fo:font-style="normal" fo:font-weight="normal"/>
    </style:style>
    <style:style style:name="T28" style:family="text">
      <style:text-properties fo:color="#bb8844" style:font-name="Bitstream Vera Sans Mono" fo:font-size="8.25pt" fo:font-style="normal" fo:font-weight="normal"/>
    </style:style>
    <style:style style:name="T29" style:family="text">
      <style:text-properties fo:color="#000000" style:font-name="MS Shell Dlg 2" fo:font-size="8.5pt" style:font-name-asian="MS Shell Dlg 2" style:font-size-asian="8.5pt" style:font-name-complex="MS Shell Dlg 2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latorio </text:p>
      <text:h text:style-name="P6" text:outline-level="9">O problema</text:h>
      <text:p text:style-name="P4">Lista de exercícios 4 de Probabilidade e Inferência:</text:p>
      <text:p text:style-name="P4">5. Cem passageiros, numerados de 1 a 100 (<text:span text:style-name="T1">numerados no código de 0 a 99</text:span>), embarcam nesta ordem em um vôo com 100 lugares. O primeiro ignora o lugar reservado para ele e escolhe seu assento ao acaso. Cada um dos demais senta-se em seu próprio lugar, a menos que ele já esteja ocupado; se isto ocorrer, o passageiro escolhe seu lugar ao acaso, entre os assentos ainda livres.</text:p>
      <text:p text:style-name="P4">a) Faça uma simulação para estimar a probabilidade de que o passageiro de número 100 (<text:span text:style-name="T1">no código, 99</text:span>) sente-se em seu próprio lugar e o número esperado de passageiros que se sentam fora de seus lugares. Envie um pequeno relatório com os métodos e resultados encontrados.</text:p>
      <text:p text:style-name="P4">b) Tente fazer os cálculos da parte "a" analiticamente.</text:p>
      <text:h text:style-name="Heading_20_9" text:outline-level="9">Introdução </text:h>
      <text:p text:style-name="Text_20_body">A linguagem escolhida para a simulação do problema foi <text:span text:style-name="T1">Python</text:span>. O programa desenvolvido utiliza o módulo <text:span text:style-name="T1">random</text:span><text:span text:style-name="T3"> da biblioteca padrão da linguagem e o pacote externo</text:span><text:span text:style-name="T1"> numpy,</text:span><text:span text:style-name="T3"> este apenas para cálculo de média, mediana e desvio padrão.</text:span></text:p>
      <text:h text:style-name="P7" text:outline-level="9">A estrutura de dados</text:h>
      <text:p text:style-name="Text_20_body">Para simplificar a associação de um passageiro a seu assento correspondente, escolheu-se representá-los - ambos, passageiros e assentos - através de listas de inteiros. As listas tem seus tamanhos definidos a partir da variável <text:span text:style-name="T4">passageiros por voo</text:span>, que neste exercício é 100. Como em <text:span text:style-name="T1">Python</text:span> contagens iniciam por 0, optamos por deixar que o primeiro passageiro seja o 0 e que o último (centésimo) seja representado pelo inteiro 99, o mesmo para os assentos.</text:p>
      <text:h text:style-name="P6" text:outline-level="9"><text:span text:style-name="T3">O algorítimo</text:span></text:h>
      <text:p text:style-name="Text_20_body"><text:span text:style-name="T3">O algorítimo consiste de dois laços. O primeiro é responsável pela quantidade de simulações e ao segundo cabe embarcar os passageiros um a um. A lógica do embarque de cada passageiro está definida na classe Aviao. </text:span></text:p>
      <text:p text:style-name="P4">A classe Aviao tem a missão de inicializar novos experimentos (voos), checar passageiros fora de seus assentos, fazer as totalizações e relatá-las, funções de seus métodos <text:span text:style-name="T4">novo voo</text:span><text:span text:style-name="T5">, </text:span><text:span text:style-name="T4">embarca</text:span>, <text:span text:style-name="T4">verifica o ultimo</text:span> e <text:span text:style-name="T4">relatorio de voos</text:span>.</text:p>
      <text:p text:style-name="P4">O método embarca tem a função mais importante, pois associa cada <text:span text:style-name="T7">passageiro</text:span> a seu <text:span text:style-name="T7">assento</text:span>. Optou-se por renomear o primeiro passageiro de 0 para -1 para forçar o método embarca a escolher aleatoriamente o assento do primeiro passageiro, conforme enunciado do problema. A partir daí, o método <text:span text:style-name="T6">embarca</text:span> verifica se o assento correspondente a cada passageiro está disponível e os associa, retirando da lista de assentos o assento ocupado. Se o assento já estiver ocupado, o método realiza uma escolha aleatória (utilizando a função choice do módulo random) entre os assentos restantes e contabiliza o número de passageiros fora de seus assentos.</text:p>
      <text:h text:style-name="P7" text:outline-level="9">Resultados</text:h>
      <text:p text:style-name="Text_20_body">A probabilidade de que o centésimo passageiro (de número 99) ocupe seu próprio assento tende a 50% quando aumenta o numero de simulações. Em média aproximadamente 5% dos passageiros viajam fora de seus assentos.</text:p>
      <text:p text:style-name="Text_20_body">Variando-se o número de assentos, a partir de 2, o primeiro resultado se mantém inalterado. Já o segundo é um número bastante bem comportado, proporcional ao número de assentos.</text:p>
      <text:h text:style-name="P7" text:outline-level="9"><text:soft-page-break/>O código</text:h>
      <text:p text:style-name="P13"># -*- coding: utf-8 -*-</text:p>
      <text:p text:style-name="P8"><text:bookmark text:name="cl-2"/>"""</text:p>
      <text:p text:style-name="P8"><text:bookmark text:name="cl-3"/>Created on Fri Dez 09 21:34:08 2011</text:p>
      <text:p text:style-name="P12"><text:bookmark text:name="cl-4"/></text:p>
      <text:p text:style-name="P8"><text:bookmark text:name="cl-5"/>@authors: Andre Almeida, Ariel, Debora, Diego, Claudio, Gerson</text:p>
      <text:p text:style-name="P8"/>
      <text:p text:style-name="P9"><text:bookmark text:name="cl-8"/><text:s text:c="4"/><text:span text:style-name="T16">PI Lista 4:</text:span></text:p>
      <text:p text:style-name="P9"><text:bookmark text:name="cl-9"/><text:s text:c="4"/><text:span text:style-name="T16">5. Cem passageiros, numerados de 1 a 100(*), embarcam nesta ordem em um vôo com 100</text:span></text:p>
      <text:p text:style-name="P9"><text:bookmark text:name="cl-10"/><text:s text:c="4"/><text:span text:style-name="T16">lugares. O primeiro ignora o lugar reservado para ele e escolhe seu assento ao acaso.</text:span></text:p>
      <text:p text:style-name="P9"><text:bookmark text:name="cl-11"/><text:s text:c="4"/><text:span text:style-name="T16">Cada um dos demais senta-se em seu próprio lugar, a menos que ele já esteja</text:span></text:p>
      <text:p text:style-name="P9"><text:bookmark text:name="cl-12"/><text:s text:c="4"/><text:span text:style-name="T16">ocupado; se isto ocorrer, o passageiro escolhe seu lugar ao acaso, entre os assentos</text:span></text:p>
      <text:p text:style-name="P9"><text:bookmark text:name="cl-13"/><text:s text:c="4"/><text:span text:style-name="T16">ainda livres.</text:span></text:p>
      <text:p text:style-name="P9"><text:bookmark text:name="cl-14"/><text:s text:c="4"/><text:span text:style-name="T16">a) Faça uma simulação para estimar a probabilidade de que o passageiro de número 100(**)</text:span></text:p>
      <text:p text:style-name="P9"><text:bookmark text:name="cl-15"/><text:s text:c="4"/><text:span text:style-name="T16">sente-se em seu próprio lugar e o número esperado de passageiros que se sentam fora de</text:span></text:p>
      <text:p text:style-name="P9"><text:bookmark text:name="cl-16"/><text:s text:c="4"/><text:span text:style-name="T16">seus lugares. Envie um pequeno relatório com os métodos e resultados encontrados.</text:span></text:p>
      <text:p text:style-name="P9"><text:bookmark text:name="cl-17"/><text:s text:c="4"/><text:span text:style-name="T16">b) Tente fazer os cálculos da parte a) analiticamente.</text:span></text:p>
      <text:p text:style-name="P12"><text:bookmark text:name="cl-18"/></text:p>
      <text:p text:style-name="P9"><text:bookmark text:name="cl-19"/><text:s text:c="4"/><text:span text:style-name="T16">(*) no codigo seguinte eles foram numerados de 0 a 99.</text:span></text:p>
      <text:p text:style-name="P9"><text:bookmark text:name="cl-20"/><text:s text:c="4"/><text:span text:style-name="T16">(**) 99</text:span></text:p>
      <text:p text:style-name="P9"><text:bookmark text:name="cl-21"/><text:s text:c="2"/><text:span text:style-name="T16">"""</text:span></text:p>
      <text:p text:style-name="P12"><text:bookmark text:name="cl-22"/></text:p>
      <text:p text:style-name="P10"><text:bookmark text:name="cl-23"/><text:span text:style-name="T15">from</text:span> <text:span text:style-name="T17">random</text:span> <text:span text:style-name="T15">import</text:span> <text:span text:style-name="T15">choice</text:span></text:p>
      <text:p text:style-name="P10"><text:bookmark text:name="cl-24"/><text:span text:style-name="T15">from</text:span> <text:span text:style-name="T17">numpy</text:span> <text:span text:style-name="T15">import</text:span> <text:span text:style-name="T15">mean,</text:span> <text:span text:style-name="T15">std,</text:span> <text:span text:style-name="T15">median</text:span></text:p>
      <text:p text:style-name="P12"><text:bookmark text:name="cl-25"/></text:p>
      <text:p text:style-name="P10"><text:bookmark text:name="cl-26"/><text:span text:style-name="T18">class</text:span> <text:span text:style-name="T20">Aviao</text:span><text:span text:style-name="T15">:</text:span></text:p>
      <text:p text:style-name="P11"><text:bookmark text:name="cl-27"/><text:s text:c="4"/><text:span text:style-name="T16">numero_de_voos</text:span><text:span text:style-name="T14"> </text:span><text:span text:style-name="T16">=</text:span><text:span text:style-name="T14"> </text:span><text:span text:style-name="T22">0</text:span></text:p>
      <text:p text:style-name="P11"><text:bookmark text:name="cl-28"/><text:s text:c="4"/><text:span text:style-name="T16">passageiros_fora_de_seus_assentos</text:span><text:span text:style-name="T14"> </text:span><text:span text:style-name="T16">=</text:span><text:span text:style-name="T14"> </text:span><text:span text:style-name="T16">[]</text:span></text:p>
      <text:p text:style-name="P11"><text:bookmark text:name="cl-29"/><text:s text:c="4"/><text:span text:style-name="T16">ultimos_passageiros_no_assento_correto</text:span><text:span text:style-name="T14"> </text:span><text:span text:style-name="T16">=</text:span><text:span text:style-name="T14"> </text:span><text:span text:style-name="T22">0</text:span></text:p>
      <text:p text:style-name="P11"><text:bookmark text:name="cl-30"/><text:s text:c="4"/></text:p>
      <text:p text:style-name="P11"><text:bookmark text:name="cl-31"/><text:s text:c="4"/><text:span text:style-name="T19">def</text:span><text:span text:style-name="T14"> </text:span><text:span text:style-name="T23">__init__</text:span><text:span text:style-name="T16">(</text:span><text:span text:style-name="T24">self</text:span><text:span text:style-name="T16">,</text:span><text:span text:style-name="T14"> </text:span><text:span text:style-name="T16">capacidade):</text:span></text:p>
      <text:p text:style-name="P11"><text:bookmark text:name="cl-32"/><text:s text:c="8"/><text:span text:style-name="T24">self</text:span><text:span text:style-name="T16">.capacidade</text:span><text:span text:style-name="T14"> </text:span><text:span text:style-name="T16">=</text:span><text:span text:style-name="T14"> </text:span><text:span text:style-name="T16">capacidade</text:span></text:p>
      <text:p text:style-name="P11"><text:bookmark text:name="cl-33"/><text:s text:c="4"/></text:p>
      <text:p text:style-name="P11"><text:bookmark text:name="cl-34"/><text:s text:c="4"/><text:span text:style-name="T19">def</text:span><text:span text:style-name="T14"> </text:span><text:span text:style-name="T23">novo_voo</text:span><text:span text:style-name="T16">(</text:span><text:span text:style-name="T24">self</text:span><text:span text:style-name="T16">):</text:span></text:p>
      <text:p text:style-name="P11"><text:bookmark text:name="cl-35"/><text:s text:c="8"/><text:span text:style-name="T24">self</text:span><text:span text:style-name="T16">.numero_de_voos</text:span><text:span text:style-name="T14"> </text:span><text:span text:style-name="T16">+=</text:span><text:span text:style-name="T14"> </text:span><text:span text:style-name="T22">1</text:span></text:p>
      <text:p text:style-name="P11"><text:bookmark text:name="cl-36"/><text:s text:c="8"/><text:span text:style-name="T24">self</text:span><text:span text:style-name="T16">.passageiros_fora_de_seus_assentos.append(</text:span><text:span text:style-name="T22">0</text:span><text:span text:style-name="T16">)</text:span></text:p>
      <text:p text:style-name="P11"><text:bookmark text:name="cl-37"/><text:s text:c="8"/><text:span text:style-name="T24">self</text:span><text:span text:style-name="T16">.assentos</text:span><text:span text:style-name="T14"> </text:span><text:span text:style-name="T16">=</text:span><text:span text:style-name="T14"> </text:span><text:span text:style-name="T24">range</text:span><text:span text:style-name="T16">(</text:span><text:span text:style-name="T24">self</text:span><text:span text:style-name="T16">.capacidade)</text:span></text:p>
      <text:p text:style-name="P11"><text:bookmark text:name="cl-38"/><text:s text:c="8"/></text:p>
      <text:p text:style-name="P11"><text:bookmark text:name="cl-39"/><text:s text:c="8"/><text:span text:style-name="T24">self</text:span><text:span text:style-name="T16">.passageiro_e_assento</text:span><text:span text:style-name="T14"> </text:span><text:span text:style-name="T16">=</text:span><text:span text:style-name="T14"> </text:span><text:span text:style-name="T16">[]</text:span></text:p>
      <text:p text:style-name="P11"><text:bookmark text:name="cl-40"/><text:s text:c="8"/></text:p>
      <text:p text:style-name="P11"><text:bookmark text:name="cl-41"/><text:s text:c="4"/><text:span text:style-name="T19">def</text:span><text:span text:style-name="T14"> </text:span><text:span text:style-name="T23">embarca</text:span><text:span text:style-name="T16">(</text:span><text:span text:style-name="T24">self</text:span><text:span text:style-name="T16">,</text:span><text:span text:style-name="T14"> </text:span><text:span text:style-name="T16">passageiro):</text:span></text:p>
      <text:p text:style-name="P11"><text:bookmark text:name="cl-42"/><text:s text:c="8"/><text:span text:style-name="T19">try</text:span><text:span text:style-name="T16">:</text:span></text:p>
      <text:p text:style-name="P11"><text:bookmark text:name="cl-43"/><text:s text:c="12"/><text:span text:style-name="T16">assento</text:span><text:span text:style-name="T14"> </text:span><text:span text:style-name="T16">=</text:span><text:span text:style-name="T14"> </text:span><text:span text:style-name="T24">self</text:span><text:span text:style-name="T16">.assentos.pop(</text:span><text:span text:style-name="T24">self</text:span><text:span text:style-name="T16">.assentos.index(passageiro))</text:span></text:p>
      <text:p text:style-name="P11"><text:bookmark text:name="cl-44"/><text:s text:c="8"/><text:span text:style-name="T19">except</text:span><text:span text:style-name="T14"> </text:span><text:span text:style-name="T23">ValueError</text:span><text:span text:style-name="T16">:</text:span></text:p>
      <text:p text:style-name="P11"><text:bookmark text:name="cl-45"/><text:s text:c="12"/><text:span text:style-name="T16">assento</text:span><text:span text:style-name="T14"> </text:span><text:span text:style-name="T16">=</text:span><text:span text:style-name="T14"> </text:span><text:span text:style-name="T24">self</text:span><text:span text:style-name="T16">.assentos.pop(</text:span><text:span text:style-name="T24">self</text:span><text:span text:style-name="T16">.assentos.index(choice(</text:span><text:span text:style-name="T24">self</text:span><text:span text:style-name="T16">.assentos)))</text:span></text:p>
      <text:p text:style-name="P11"><text:bookmark text:name="cl-46"/><text:s text:c="12"/><text:span text:style-name="T25"># contabiliza este passageiro fora de seu assento,</text:span></text:p>
      <text:p text:style-name="P11"><text:bookmark text:name="cl-47"/><text:s text:c="12"/><text:span text:style-name="T25"># descontando o caso do primeiro passageiro renomeado:</text:span></text:p>
      <text:p text:style-name="P11"><text:bookmark text:name="cl-48"/><text:s text:c="12"/><text:span text:style-name="T19">if</text:span><text:span text:style-name="T14"> </text:span><text:span text:style-name="T16">not</text:span><text:span text:style-name="T14"> </text:span><text:span text:style-name="T16">(passageiro</text:span><text:span text:style-name="T14"> </text:span><text:span text:style-name="T16">==</text:span><text:span text:style-name="T14"> </text:span><text:span text:style-name="T16">-</text:span><text:span text:style-name="T22">1</text:span><text:span text:style-name="T14"> </text:span><text:span text:style-name="T16">and</text:span><text:span text:style-name="T14"> </text:span><text:span text:style-name="T16">assento</text:span><text:span text:style-name="T14"> </text:span><text:span text:style-name="T16">==</text:span><text:span text:style-name="T14"> </text:span><text:span text:style-name="T22">0</text:span><text:span text:style-name="T16">):</text:span></text:p>
      <text:p text:style-name="P11"><text:bookmark text:name="cl-49"/><text:s text:c="16"/><text:span text:style-name="T24">self</text:span><text:span text:style-name="T16">.passageiros_fora_de_seus_assentos[-</text:span><text:span text:style-name="T22">1</text:span><text:span text:style-name="T16">]</text:span><text:span text:style-name="T14"> </text:span><text:span text:style-name="T16">+=</text:span><text:span text:style-name="T14"> </text:span><text:span text:style-name="T22">1</text:span></text:p>
      <text:p text:style-name="P11"><text:bookmark text:name="cl-50"/><text:s text:c="12"/></text:p>
      <text:p text:style-name="P11"><text:bookmark text:name="cl-51"/><text:soft-page-break/><text:s text:c="8"/><text:span text:style-name="T24">self</text:span><text:span text:style-name="T16">.passageiro_e_assento.append((passageiro,</text:span><text:span text:style-name="T14"> </text:span><text:span text:style-name="T16">assento))</text:span></text:p>
      <text:p text:style-name="P11"><text:bookmark text:name="cl-52"/><text:s text:c="8"/><text:span text:style-name="T19">return</text:span><text:span text:style-name="T14"> </text:span><text:span text:style-name="T16">assento</text:span></text:p>
      <text:p text:style-name="P11"><text:bookmark text:name="cl-53"/><text:s text:c="8"/></text:p>
      <text:p text:style-name="P11"><text:bookmark text:name="cl-54"/><text:s text:c="4"/><text:span text:style-name="T19">def</text:span><text:span text:style-name="T14"> </text:span><text:span text:style-name="T23">verifica_o_ultimo</text:span><text:span text:style-name="T16">(</text:span><text:span text:style-name="T24">self</text:span><text:span text:style-name="T16">,</text:span><text:span text:style-name="T14"> </text:span><text:span text:style-name="T16">passageiro_esta,</text:span><text:span text:style-name="T14"> </text:span><text:span text:style-name="T16">em_seu_assento):</text:span></text:p>
      <text:p text:style-name="P11"><text:bookmark text:name="cl-55"/><text:s text:c="8"/><text:span text:style-name="T19">if</text:span><text:span text:style-name="T14"> </text:span><text:span text:style-name="T16">passageiro_esta</text:span><text:span text:style-name="T14"> </text:span><text:span text:style-name="T16">==</text:span><text:span text:style-name="T14"> </text:span><text:span text:style-name="T16">em_seu_assento:</text:span></text:p>
      <text:p text:style-name="P11"><text:bookmark text:name="cl-56"/><text:s text:c="12"/><text:span text:style-name="T24">self</text:span><text:span text:style-name="T16">.ultimos_passageiros_no_assento_correto</text:span><text:span text:style-name="T14"> </text:span><text:span text:style-name="T16">+=</text:span><text:span text:style-name="T14"> </text:span><text:span text:style-name="T22">1</text:span></text:p>
      <text:p text:style-name="P12"><text:bookmark text:name="cl-57"/></text:p>
      <text:p text:style-name="P11"><text:bookmark text:name="cl-58"/><text:s text:c="4"/><text:span text:style-name="T19">def</text:span><text:span text:style-name="T14"> </text:span><text:span text:style-name="T23">relatorio_de_voos</text:span><text:span text:style-name="T16">(</text:span><text:span text:style-name="T24">self</text:span><text:span text:style-name="T16">):</text:span></text:p>
      <text:p text:style-name="P11"><text:bookmark text:name="cl-59"/><text:s text:c="8"/><text:span text:style-name="T16">numero_de_voos</text:span><text:span text:style-name="T14"> </text:span><text:span text:style-name="T16">=</text:span><text:span text:style-name="T14"> </text:span><text:span text:style-name="T24">self</text:span><text:span text:style-name="T16">.numero_de_voos</text:span></text:p>
      <text:p text:style-name="P11"><text:bookmark text:name="cl-60"/><text:s text:c="8"/><text:span text:style-name="T16">passageiros_transportados</text:span><text:span text:style-name="T14"> </text:span><text:span text:style-name="T16">=</text:span><text:span text:style-name="T14"> </text:span><text:span text:style-name="T24">self</text:span><text:span text:style-name="T16">.numero_de_voos</text:span><text:span text:style-name="T14"> </text:span><text:span text:style-name="T16">*</text:span><text:span text:style-name="T14"> </text:span><text:span text:style-name="T24">self</text:span><text:span text:style-name="T16">.capacidade</text:span></text:p>
      <text:p text:style-name="P11"><text:bookmark text:name="cl-61"/><text:s text:c="8"/><text:span text:style-name="T16">passageiros_fora_de_seus_assentos</text:span><text:span text:style-name="T14"> </text:span><text:span text:style-name="T16">=</text:span><text:span text:style-name="T14"> </text:span><text:span text:style-name="T24">sum</text:span><text:span text:style-name="T16">(</text:span><text:span text:style-name="T24">self</text:span><text:span text:style-name="T16">.passageiros_fora_de_seus_assentos)</text:span></text:p>
      <text:p text:style-name="P11"><text:bookmark text:name="cl-62"/><text:s text:c="8"/><text:span text:style-name="T16">ultimos_passageiros_no_assento_correto</text:span><text:span text:style-name="T14"> </text:span><text:span text:style-name="T16">=</text:span><text:span text:style-name="T14"> </text:span><text:span text:style-name="T24">self</text:span><text:span text:style-name="T16">.ultimos_passageiros_no_assento_correto</text:span></text:p>
      <text:p text:style-name="P11"><text:bookmark text:name="cl-63"/><text:s text:c="8"/><text:span text:style-name="T16">percentual_de_passageiros_fora_de_seus_assentos</text:span><text:span text:style-name="T14"> </text:span><text:span text:style-name="T16">=</text:span><text:span text:style-name="T14"> </text:span><text:span text:style-name="T16">(</text:span><text:span text:style-name="T22">1.0</text:span><text:span text:style-name="T16">*passageiros_fora_de_seus_assentos</text:span><text:span text:style-name="T14"> </text:span><text:span text:style-name="T16">/</text:span><text:span text:style-name="T14"> <text:s text:c="32"/><text:tab/><text:tab/><text:tab/><text:tab/><text:tab/><text:tab/><text:tab/> <text:s text:c="4"/></text:span><text:span text:style-name="T16">passageiros_transportados)</text:span><text:span text:style-name="T14"> </text:span><text:span text:style-name="T16">*</text:span><text:span text:style-name="T14"> </text:span><text:span text:style-name="T22">100</text:span></text:p>
      <text:p text:style-name="P11"><text:bookmark text:name="cl-64"/><text:s text:c="8"/><text:span text:style-name="T16">percentual_de_ultimos_passageiros_no_assento_correto</text:span><text:span text:style-name="T14"> </text:span><text:span text:style-name="T16">=</text:span><text:span text:style-name="T14"> </text:span><text:span text:style-name="T16">(</text:span><text:span text:style-name="T22">1.0</text:span><text:span text:style-name="T16">*ultimos_passageiros_no_assento_correto</text:span><text:span text:style-name="T14"> </text:span><text:span text:style-name="T16">/</text:span><text:span text:style-name="T14"> <text:tab/><text:tab/><text:tab/><text:tab/><text:tab/><text:tab/><text:tab/><text:tab/><text:tab/></text:span><text:span text:style-name="T16">numero_de_voos)</text:span><text:span text:style-name="T14"> </text:span><text:span text:style-name="T16">*</text:span><text:span text:style-name="T14"> </text:span><text:span text:style-name="T22">100</text:span></text:p>
      <text:p text:style-name="P11"><text:bookmark text:name="cl-65"/><text:s text:c="8"/></text:p>
      <text:p text:style-name="P11"><text:bookmark text:name="cl-66"/><text:s text:c="8"/><text:span text:style-name="T19">print</text:span><text:span text:style-name="T14"> </text:span><text:span text:style-name="T27">"\n%s</text:span><text:span text:style-name="T28"> </text:span><text:span text:style-name="T27">passageiros transportados em %s</text:span><text:span text:style-name="T28"> </text:span><text:span text:style-name="T27">voos\n"</text:span><text:span text:style-name="T14"> </text:span><text:span text:style-name="T16">%</text:span><text:span text:style-name="T14"> </text:span><text:span text:style-name="T16">(passageiros_transportados,</text:span><text:span text:style-name="T14"> </text:span><text:span text:style-name="T16">numero_de_voos)</text:span></text:p>
      <text:p text:style-name="P11"><text:bookmark text:name="cl-67"/><text:s text:c="8"/></text:p>
      <text:p text:style-name="P11"><text:bookmark text:name="cl-68"/><text:s text:c="8"/><text:span text:style-name="T19">print</text:span><text:span text:style-name="T14"> </text:span><text:span text:style-name="T27">"ultimos passageiros no assento correto:"</text:span><text:span text:style-name="T16">,</text:span><text:span text:style-name="T14"> </text:span></text:p>
      <text:p text:style-name="P11"><text:bookmark text:name="cl-69"/><text:s text:c="8"/><text:span text:style-name="T19">print</text:span><text:span text:style-name="T14"> </text:span><text:span text:style-name="T16">ultimos_passageiros_no_assento_correto,</text:span><text:span text:style-name="T14"> </text:span><text:span text:style-name="T27">"em"</text:span><text:span text:style-name="T16">,</text:span><text:span text:style-name="T14"> </text:span><text:span text:style-name="T24">self</text:span><text:span text:style-name="T16">.numero_de_voos,</text:span></text:p>
      <text:p text:style-name="P11"><text:bookmark text:name="cl-70"/><text:s text:c="8"/><text:span text:style-name="T19">print</text:span><text:span text:style-name="T14"> </text:span><text:span text:style-name="T27">"(%.2f%%)"</text:span><text:span text:style-name="T14"> </text:span><text:span text:style-name="T16">%</text:span><text:span text:style-name="T14"> </text:span><text:span text:style-name="T16">percentual_de_ultimos_passageiros_no_assento_correto</text:span></text:p>
      <text:p text:style-name="P11"><text:bookmark text:name="cl-71"/><text:s text:c="8"/><text:span text:style-name="T19">print</text:span></text:p>
      <text:p text:style-name="P11"><text:bookmark text:name="cl-72"/><text:s text:c="8"/><text:span text:style-name="T19">print</text:span><text:span text:style-name="T14"> </text:span><text:span text:style-name="T27">"passageiros fora de seus assentos:"</text:span><text:span text:style-name="T16">,</text:span><text:span text:style-name="T14"> </text:span><text:span text:style-name="T16">passageiros_fora_de_seus_assentos,</text:span></text:p>
      <text:p text:style-name="P11"><text:bookmark text:name="cl-73"/><text:s text:c="8"/><text:span text:style-name="T19">print</text:span><text:span text:style-name="T14"> </text:span><text:span text:style-name="T27">"(%.2f%%)"</text:span><text:span text:style-name="T14"> </text:span><text:span text:style-name="T16">%</text:span><text:span text:style-name="T14"> </text:span><text:span text:style-name="T16">percentual_de_passageiros_fora_de_seus_assentos</text:span></text:p>
      <text:p text:style-name="P11"><text:bookmark text:name="cl-74"/><text:s text:c="8"/><text:span text:style-name="T19">print</text:span><text:span text:style-name="T14"> </text:span><text:span text:style-name="T27">' <text:s text:c="3"/>media:'</text:span><text:span text:style-name="T16">,</text:span><text:span text:style-name="T14"> </text:span><text:span text:style-name="T16">mean(</text:span><text:span text:style-name="T24">self</text:span><text:span text:style-name="T16">.passageiros_fora_de_seus_assentos),</text:span></text:p>
      <text:p text:style-name="P11"><text:bookmark text:name="cl-75"/><text:s text:c="8"/><text:span text:style-name="T19">print</text:span><text:span text:style-name="T14"> </text:span><text:span text:style-name="T27">' <text:s text:c="3"/>desvio padrao: %.2f'</text:span><text:span text:style-name="T14"> </text:span><text:span text:style-name="T16">%</text:span><text:span text:style-name="T14"> </text:span><text:span text:style-name="T16">std(</text:span><text:span text:style-name="T24">self</text:span><text:span text:style-name="T16">.passageiros_fora_de_seus_assentos),</text:span></text:p>
      <text:p text:style-name="P11"><text:bookmark text:name="cl-76"/><text:s text:c="8"/><text:span text:style-name="T19">print</text:span><text:span text:style-name="T14"> </text:span><text:span text:style-name="T27">' <text:s text:c="3"/>mediana:'</text:span><text:span text:style-name="T16">,</text:span><text:span text:style-name="T14"> </text:span><text:span text:style-name="T16">median(</text:span><text:span text:style-name="T24">self</text:span><text:span text:style-name="T16">.passageiros_fora_de_seus_assentos),</text:span></text:p>
      <text:p text:style-name="P11"><text:bookmark text:name="cl-77"/><text:s text:c="8"/><text:span text:style-name="T19">print</text:span><text:span text:style-name="T14"> </text:span><text:span text:style-name="T27">' <text:s text:c="3"/>max:'</text:span><text:span text:style-name="T16">,</text:span><text:span text:style-name="T14"> </text:span><text:span text:style-name="T24">max</text:span><text:span text:style-name="T16">(</text:span><text:span text:style-name="T24">self</text:span><text:span text:style-name="T16">.passageiros_fora_de_seus_assentos),</text:span></text:p>
      <text:p text:style-name="P11"><text:bookmark text:name="cl-78"/><text:s text:c="8"/><text:span text:style-name="T19">print</text:span><text:span text:style-name="T14"> </text:span><text:span text:style-name="T27">' <text:s text:c="3"/>min:'</text:span><text:span text:style-name="T16">,</text:span><text:span text:style-name="T14"> </text:span><text:span text:style-name="T24">min</text:span><text:span text:style-name="T16">(</text:span><text:span text:style-name="T24">self</text:span><text:span text:style-name="T16">.passageiros_fora_de_seus_assentos)</text:span></text:p>
      <text:p text:style-name="P11"><text:bookmark text:name="cl-79"/><text:s text:c="8"/><text:span text:style-name="T19">print</text:span></text:p>
      <text:p text:style-name="P12"><text:bookmark text:name="cl-80"/></text:p>
      <text:p text:style-name="P12"><text:bookmark text:name="cl-81"/></text:p>
      <text:p text:style-name="P10"><text:bookmark text:name="cl-82"/><text:span text:style-name="T15">voos</text:span> <text:span text:style-name="T15">=</text:span> <text:span text:style-name="T21">10000</text:span></text:p>
      <text:p text:style-name="P10"><text:bookmark text:name="cl-83"/><text:span text:style-name="T15">passageiros_por_voo</text:span> <text:span text:style-name="T15">=</text:span> <text:span text:style-name="T21">100</text:span></text:p>
      <text:p text:style-name="P10"><text:bookmark text:name="cl-84"/><text:span text:style-name="T15">aviao</text:span> <text:span text:style-name="T15">=</text:span> <text:span text:style-name="T15">Aviao(passageiros_por_voo)</text:span></text:p>
      <text:p text:style-name="P12"><text:bookmark text:name="cl-85"/></text:p>
      <text:p text:style-name="P10"><text:bookmark text:name="cl-86"/><text:span text:style-name="T18">while</text:span> <text:span text:style-name="T15">aviao.numero_de_voos</text:span> <text:span text:style-name="T15">&lt;</text:span> <text:span text:style-name="T15">voos:</text:span> <text:s/><text:span text:style-name="T26"># quantidade de simulacoes</text:span></text:p>
      <text:p text:style-name="P11"><text:bookmark text:name="cl-87"/><text:s text:c="4"/><text:span text:style-name="T16">passageiros</text:span><text:span text:style-name="T14"> </text:span><text:span text:style-name="T16">=</text:span><text:span text:style-name="T14"> </text:span><text:span text:style-name="T24">range</text:span><text:span text:style-name="T16">(passageiros_por_voo)</text:span></text:p>
      <text:p text:style-name="P11"><text:bookmark text:name="cl-88"/><text:s text:c="4"/><text:span text:style-name="T25"># renomear primeiro passageiro forca assento aleatorio:</text:span></text:p>
      <text:p text:style-name="P11"><text:bookmark text:name="cl-89"/><text:s text:c="4"/><text:span text:style-name="T16">passageiros[</text:span><text:span text:style-name="T22">0</text:span><text:span text:style-name="T16">]</text:span><text:span text:style-name="T14"> </text:span><text:span text:style-name="T16">=</text:span><text:span text:style-name="T14"> </text:span><text:span text:style-name="T16">-</text:span><text:span text:style-name="T22">1</text:span></text:p>
      <text:p text:style-name="P12"><text:bookmark text:name="cl-90"/></text:p>
      <text:p text:style-name="P11"><text:bookmark text:name="cl-91"/><text:s text:c="4"/><text:span text:style-name="T16">aviao.novo_voo()</text:span></text:p>
      <text:p text:style-name="P11"><text:bookmark text:name="cl-92"/><text:s text:c="4"/></text:p>
      <text:p text:style-name="P11"><text:bookmark text:name="cl-93"/><text:s text:c="4"/><text:span text:style-name="T19">for</text:span><text:span text:style-name="T14"> </text:span><text:span text:style-name="T16">passageiro</text:span><text:span text:style-name="T14"> </text:span><text:span text:style-name="T16">in</text:span><text:span text:style-name="T14"> </text:span><text:span text:style-name="T16">passageiros:</text:span></text:p>
      <text:p text:style-name="P11"><text:bookmark text:name="cl-94"/><text:s text:c="8"/><text:span text:style-name="T16">em_seu_assento</text:span><text:span text:style-name="T14"> </text:span><text:span text:style-name="T16">=</text:span><text:span text:style-name="T14"> </text:span><text:span text:style-name="T16">aviao.embarca(passageiro)</text:span></text:p>
      <text:p text:style-name="P11"><text:bookmark text:name="cl-95"/><text:s text:c="8"/></text:p>
      <text:p text:style-name="P11"><text:bookmark text:name="cl-96"/><text:s text:c="4"/><text:span text:style-name="T16">aviao.verifica_o_ultimo(passageiro,</text:span><text:span text:style-name="T14"> </text:span><text:span text:style-name="T16">em_seu_assento)</text:span></text:p>
      <text:p text:style-name="P11"><text:bookmark text:name="cl-97"/><text:s text:c="4"/></text:p>
      <text:p text:style-name="P10"><text:bookmark text:name="cl-98"/><text:span text:style-name="T15">aviao.relatorio_de_voos()</text:span></text:p>
      <text:h text:style-name="P7" text:outline-level="9"><text:soft-page-break/>Exemplo de saída produzida por uma simulação</text:h>
      <text:p text:style-name="P3"><text:span text:style-name="T3">10 000 000 de passageiros transportados em 100 000 voos</text:span></text:p>
      <text:p text:style-name="P1">ultimos passageiros no assento correto: 49 700 em 100 000 (49.70%)</text:p>
      <text:p text:style-name="P1"/>
      <text:p text:style-name="P1">passageiros fora de seus assentos: 518 022 (5.18%)</text:p>
      <text:p text:style-name="P2"><text:span text:style-name="T29"><text:s text:c="4"/>media: 5.18022 <text:s text:c="4"/>desvio padrao: 1.91 <text:s text:c="4"/>mediana: 5.0 <text:s text:c="4"/>max: 16 <text:s text:c="4"/>min: 0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Bitstream Vera Sans Mono" svg:font-family="'Bitstream Vera Sans Mono', 'DejaVu Sans Mono', Monaco, monospace"/>
    <style:font-face style:name="MS Shell Dlg 2" svg:font-family="'MS Shell Dlg 2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20:22:41.65</meta:creation-date>
    <dc:date>2011-12-15T13:02:05.65</dc:date>
    <meta:editing-duration>PT15H36M47S</meta:editing-duration>
    <meta:editing-cycles>10</meta:editing-cycles>
    <meta:generator>BrOffice.org/3.2$Win32 OpenOffice.org_project/320m12$Build-9483</meta:generator>
    <meta:document-statistic meta:table-count="0" meta:image-count="0" meta:object-count="0" meta:page-count="4" meta:paragraph-count="110" meta:word-count="917" meta:character-count="7402"/>
  </office:meta>
</office:document-meta>
</file>